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f7789" officeooo:paragraph-rsid="001f7789" style:font-size-asian="14pt" style:font-size-complex="14pt"/>
    </style:style>
    <style:style style:name="T1" style:family="text">
      <style:text-properties officeooo:rsid="001f7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ero2Astro</text:span></text:p>
      <text:p text:style-name="P1"><text:tab/><text:tab/><text:tab/><text:tab/><text:tab/><text:span text:style-name="T1">Panneerselvam N</text:span></text:p>
      <text:p text:style-name="P1"><text:tab/><text:tab/><text:tab/><text:tab/><text:tab/><text:span text:style-name="T1">(10/102021)</text:span></text:p>
      <text:p text:style-name="P1"/>
      <text:p text:style-name="P2">Ground Truth:</text:p>
      <text:p text:style-name="P2"><text:a xlink:type="simple" xlink:href="https://drive.google.com/drive/folders/1rtjGI7zX6XSHp_QA-8HXkKIvAG2K8f93?usp=sharing" text:style-name="Internet_20_link" text:visited-style-name="Visited_20_Internet_20_Link">https://drive.google.com/drive/folders/1rtjGI7zX6XSHp_QA-8HXkKIvAG2K8f93?usp=sharing</text:a></text:p>
      <text:p text:style-name="P2"/>
      <text:p text:style-name="P2">Predicted:</text:p>
      <text:p text:style-name="P2"><text:a xlink:type="simple" xlink:href="https://drive.google.com/drive/folders/1Kq_iqKebKHqjmBjjq6iWeirE1P647MQG?usp=sharing" text:style-name="Internet_20_link" text:visited-style-name="Visited_20_Internet_20_Link">https://drive.google.com/drive/folders/1Kq_iqKebKHqjmBjjq6iWeirE1P647MQG?usp=sharing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0T20:52:06.558000000</meta:creation-date>
    <dc:date>2021-10-10T20:56:16.635000000</dc:date>
    <meta:editing-duration>PT4M51S</meta:editing-duration>
    <meta:editing-cycles>1</meta:editing-cycles>
    <meta:document-statistic meta:table-count="0" meta:image-count="0" meta:object-count="0" meta:page-count="1" meta:paragraph-count="7" meta:word-count="9" meta:character-count="242" meta:non-whitespace-character-count="225"/>
    <meta:generator>LibreOffice/7.2.0.4$Windows_X86_64 LibreOffice_project/9a9c6381e3f7a62afc1329bd359cc48accb6435b</meta:generator>
  </office:meta>
</office:document-meta>
</file>